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plicateFilter.setFieldName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plicateFilter.setProcessingMode( int processing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plicateFilter.fastBits( IndexReader read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DuplicateFilter.getKeep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plicateFilter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uplicateFilter.DuplicateFilter( String fieldName , int keepMode , int processing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uplicateFilter.equals( Object obj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uplicateFilter.getProcessing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plicateFilter.getFiel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plicateFilter.getDocIdSet( Index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uplicateFilter.DuplicateFilter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plicateFilter.correctBits( IndexReader read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DuplicateFilt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uplicateFilter.setKeepMode( int keep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